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T2" style:parent-style-name="DefaultParagraphFont" style:family="text">
      <style:text-properties fo:language="en" fo:country="US"/>
    </style:style>
    <style:style style:name="T3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>Report</text:p>
      <text:p text:style-name="Normal"><text:span text:style-name="T2">Struggle with map display,<text:s/></text:span><text:span text:style-name="T3">hunter move, player update position variable in player object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avid Charlier 0016</meta:initial-creator>
    <dc:creator>David Charlier 0016</dc:creator>
    <meta:creation-date>2025-12-17T01:23:00Z</meta:creation-date>
    <dc:date>2025-12-17T01:35:00Z</dc:date>
    <meta:template xlink:href="Normal.dotm" xlink:type="simple"/>
    <meta:editing-cycles>1</meta:editing-cycles>
    <meta:editing-duration>PT0S</meta:editing-duration>
    <meta:document-statistic meta:page-count="1" meta:paragraph-count="1" meta:word-count="13" meta:character-count="95" meta:row-count="1" meta:non-whitespace-character-count="83"/>
  </office:meta>
</office:document-meta>
</file>